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, 'Times New Roman', 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fo:orphans="2" fo:widows="2"/>
      <style:text-properties fo:font-variant="normal" fo:text-transform="none" fo:color="#3c4858" style:font-name="Times New Roman" fo:font-size="17.3500003814697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c4858" style:font-name="Times New Roman" fo:font-size="17.3500003814697pt" fo:letter-spacing="normal" fo:font-style="normal" fo:font-weight="normal"/>
    </style:style>
    <style:style style:name="P4" style:family="paragraph" style:parent-style-name="Horizontal_20_Line">
      <style:paragraph-properties fo:text-align="start" style:justify-single-word="false" fo:orphans="2" fo:widows="2"/>
    </style:style>
    <style:style style:name="P5" style:family="paragraph" style:parent-style-name="Heading_20_2">
      <style:text-properties fo:font-variant="normal" fo:text-transform="none" fo:color="#3c4858" style:font-name="Roboto Slab" fo:font-size="14pt" fo:letter-spacing="normal" fo:font-style="normal" fo:font-weight="bold"/>
    </style:style>
    <style:style style:name="P6" style:family="paragraph" style:parent-style-name="Heading_20_4">
      <style:paragraph-properties fo:text-align="start" style:justify-single-word="false" fo:orphans="2" fo:widows="2"/>
      <style:text-properties fo:font-variant="normal" fo:text-transform="none" fo:color="#3c4858" style:font-name="Times New Roman" fo:font-size="17.3500003814697pt" fo:letter-spacing="normal" fo:font-style="normal" fo:font-weight="normal"/>
    </style:style>
    <style:style style:name="P7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c4858" style:font-name="Times New Roman" fo:font-size="17.3500003814697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Joseph A.V Perishery</text:h>
      <text:h text:style-name="P7" text:outline-level="4">QUALIFICATIONS</text:h>
      <text:p text:style-name="P4"/>
      <text:p text:style-name="P1">* Post Diploma in Fine Arts from Raja Ravivarma College of Fine Arts<text:line-break/>* Certificate 2 Years Course in Paiting First Class 1983 from Govt. Raja Ravivarma College of Fine Arts, Mavelikara, Kerala.</text:p>
      <text:h text:style-name="P6" text:outline-level="4">ART EXHIBITIONS</text:h>
      <text:p text:style-name="P1">* H. S. S. Level 1995-2000<text:line-break/>* College Level 1995-1998 Kottarathil Sankunni Smarakam 1984-86<text:line-break/>* Kerala Lelithakala Acadamy - 2013 Onam Chitra Exhibition</text:p>
      <text:h text:style-name="P6" text:outline-level="4">CAMPS</text:h>
      <text:p text:style-name="P1">*Kerala Lelithakala Acadamy - 2012<text:line-break/>*Kerala Lelithakala Acadamy - 2012-2014<text:line-break/>(Mar Crisostam Tirumeni Nagar, Maramon, Kozhencherry)<text:line-break/>* Poorvavidhyarthi Sangamam 2012-13 (R.V. College of fine arts 100 Years Jubilee)<text:line-break/>* Poorvavidhyarthi Sangamam at Alumini Association Camp 2014-15<text:line-break/>(College of Fine Arts-Mavelikara)<text:line-break/>Many Art Camps Conducted</text:p>
      <text:h text:style-name="P6" text:outline-level="4">ACTIVITIES</text:h>
      <text:p text:style-name="P1">* Working as a Free Lands &amp; Proffesional Artist Art Tutor &amp; Malankara<text:line-break/>Sabha Church Artist, Art Director, Make-Up Artist, Institution &amp; Illustrator,<text:line-break/>Doom Art - Creative Paintings, Photo Realisam &amp; Portrait,<text:line-break/>Land scape - Mural Paintings......</text:p>
      <text:h text:style-name="P6" text:outline-level="4"><text:soft-page-break/>AWARDS</text:h>
      <text:p text:style-name="P3">* Orthodox Sabha International Awards (M. O. C. Doha) 2015-16<text:line-break/>(H. H. Moran Mar Baselius Marthoma Paulose II)<text:line-break/>* Dr. Philipos Mar Theophilos Portrait (Pune Kirkee Church H. S. School)<text:line-break/>(Cash Award from Maharastra Governer Dr. P. C. Alexander)</text:p>
      <text:section text:style-name="Sect1" text:name="studio"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, 'Times New Roman', 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21:39:16.265239813</meta:creation-date>
    <dc:date>2021-01-18T21:39:27.012956112</dc:date>
    <meta:editing-duration>PT12S</meta:editing-duration>
    <meta:editing-cycles>1</meta:editing-cycles>
    <meta:document-statistic meta:table-count="0" meta:image-count="0" meta:object-count="0" meta:page-count="2" meta:paragraph-count="11" meta:word-count="185" meta:character-count="1224" meta:non-whitespace-character-count="1050"/>
    <meta:generator>LibreOffice/5.1.6.2$Linux_X86_64 LibreOffice_project/10m0$Build-2</meta:generator>
  </office:meta>
</office:document-meta>
</file>